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Fixed</text:p>
          </table:table-cell>
          <table:table-cell office:value-type="string">
            <text:p>Structure</text:p>
          </table:table-cell>
          <table:table-cell office:value-type="string">
            <text:p>Field</text:p>
          </table:table-cell>
          <table:table-cell office:value-type="string">
            <text:p>ROM</text:p>
          </table:table-cell>
          <table:table-cell office:value-type="string">
            <text:p>RAM</text:p>
          </table:table-cell>
          <table:table-cell office:value-type="string">
            <text:p>Total</text:p>
          </table:table-cell>
          <table:table-cell office:value-type="string">
            <text:p>Total ROM</text:p>
          </table:table-cell>
          <table:table-cell office:value-type="string">
            <text:p>Total RAM</text:p>
          </table:table-cell>
          <table:table-cell office:value-type="string">
            <text:p>Total</text:p>
          </table:table-cell>
          <table:table-cell/>
          <table:table-cell office:value-type="string">
            <text:p># nodes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/>
          <table:table-cell office:value-type="string">
            <text:p>Nodes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dists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eighbors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rustration</text:p>
          </table:table-cell>
          <table:table-cell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nt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# ants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:</text:p>
          </table:table-cell>
          <table:table-cell table:formula="of:=SUM([.D2:.D7])" office:value-type="float" office:value="22">
            <text:p>22</text:p>
          </table:table-cell>
          <table:table-cell table:formula="of:=SUM([.E2:.E7])" office:value-type="float" office:value="6">
            <text:p>6</text:p>
          </table:table-cell>
          <table:table-cell table:formula="of:=[.D8]+[.E8]" office:value-type="float" office:value="28">
            <text:p>28</text:p>
          </table:table-cell>
          <table:table-cell table:formula="of:=[.D8]*[.L1]" office:value-type="float" office:value="176000">
            <text:p>176000</text:p>
          </table:table-cell>
          <table:table-cell table:formula="of:=[.E8]*[.L1]" office:value-type="float" office:value="48000">
            <text:p>48000</text:p>
          </table:table-cell>
          <table:table-cell table:formula="of:=[.G8]+[.H8]" office:value-type="float" office:value="224000">
            <text:p>224000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Ant</text:p>
          </table:table-cell>
          <table:table-cell office:value-type="string">
            <text:p>cur_node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ist_from_start</text:p>
          </table:table-cell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/>
          <table:table-cell table:formula="of:=SUM([.E11:.E13])" office:value-type="float" office:value="5">
            <text:p>5</text:p>
          </table:table-cell>
          <table:table-cell table:formula="of:=[.D14]+[.E14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E14]*[.L7]" office:value-type="float" office:value="4000">
            <text:p>4000</text:p>
          </table:table-cell>
          <table:table-cell table:formula="of:=[.G14]+[.H14]" office:value-type="float" office:value="4000">
            <text:p>4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Total:</text:p>
          </table:table-cell>
          <table:table-cell table:formula="of:=SUM([.G8:.G14])" office:value-type="float" office:value="176000">
            <text:p>176000</text:p>
          </table:table-cell>
          <table:table-cell table:formula="of:=SUM([.H8:.H14])" office:value-type="float" office:value="52000">
            <text:p>52000</text:p>
          </table:table-cell>
          <table:table-cell table:formula="of:=[.G15]+[.H15]" office:value-type="float" office:value="228000">
            <text:p>228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7/11/2009</text:date>, <text:time>20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7T16:39:28</meta:creation-date>
    <dc:date>2009-11-17T19:54:55</dc:date>
    <meta:editing-duration>PT00H50M39S</meta:editing-duration>
    <meta:editing-cycles>4</meta:editing-cycles>
    <meta:generator>OpenOffice.org/3.0$Unix OpenOffice.org_project/300m15$Build-9379</meta:generator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